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UnitType</text:p>
          </table:table-cell>
          <table:table-cell table:style-name="ce1" office:value-type="string" calcext:value-type="string">
            <text:p>UnitName</text:p>
          </table:table-cell>
          <table:table-cell table:style-name="ce1" office:value-type="string" calcext:value-type="string">
            <text:p>buildTime</text:p>
          </table:table-cell>
          <table:table-cell table:style-name="ce1" office:value-type="string" calcext:value-type="string">
            <text:p>buildCostMetal</text:p>
          </table:table-cell>
          <table:table-cell table:style-name="ce1" office:value-type="string" calcext:value-type="string">
            <text:p>buildCostEnergy</text:p>
          </table:table-cell>
          <table:table-cell table:style-name="ce1" office:value-type="string" calcext:value-type="string">
            <text:p>damage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ret</text:p>
          </table:table-cell>
          <table:table-cell office:value-type="string" calcext:value-type="string">
            <text:p>ground_turret_rock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ground_turret_</text:span>ssi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ground_turret_</text:span>m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ground_turret_</text:span>snip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ydermi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uise_missile_trans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uise_missile_strik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uise_missile_antiarmou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uise_missile_antimatt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hicle</text:p>
          </table:table-cell>
          <table:table-cell office:value-type="string" calcext:value-type="string">
            <text:p>tan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round_truck_m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round_truck_rock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round_truck_ssi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round_truck_antiarmou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ivilian_tru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round_truck_assembly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ground_walker_m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round_walker_rock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round_walker_ssi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round_walkter_antiarmou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rbit</text:p>
          </table:table-cell>
          <table:table-cell office:value-type="string" calcext:value-type="string">
            <text:p>sattelite_anti_sp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ttelite_sp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ttelite_orbital_bombardmen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air_copter_ssi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ir_copter_antiarmou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ir_plane_snip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ir_copter_m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afehouse</text:p>
          </table:table-cell>
          <table:table-cell office:value-type="string" calcext:value-type="string">
            <text:p>&gt;propagandaserv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&gt;nimro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&gt;assembl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perative_investigator_propaga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perative_ass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lacksite/ launch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ivemind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3T10:48:33.088000000</meta:creation-date>
    <dc:date>2020-06-14T00:26:25.842000000</dc:date>
    <meta:editing-duration>PT6H41M14S</meta:editing-duration>
    <meta:editing-cycles>3</meta:editing-cycles>
    <meta:generator>LibreOffice/6.4.0.3$Windows_x86 LibreOffice_project/b0a288ab3d2d4774cb44b62f04d5d28733ac6df8</meta:generator>
    <meta:document-statistic meta:table-count="1" meta:cell-count="46" meta:object-count="0"/>
  </office:meta>
</office:document-meta>
</file>